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Semibold" svg:font-family="'Open Sans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9.231cm" fo:min-width="12.23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4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5.50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4.31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6cm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9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9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3.4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  <style:paragraph-properties style:writing-mode="lr-tb"/>
    </style:style>
    <style:style style:name="gr11" style:family="graphic" style:parent-style-name="standard">
      <style:graphic-properties svg:stroke-color="#000000" draw:fill-color="#ffd8ce" draw:textarea-horizontal-align="justify" draw:textarea-vertical-align="middle" draw:auto-grow-height="false" fo:min-height="3.883cm" fo:min-width="12.4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3cm" fo:min-width="7.457cm"/>
      <style:paragraph-properties style:writing-mode="lr-tb"/>
    </style:style>
    <style:style style:name="gr13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0.543cm" fo:min-width="0cm"/>
      <style:paragraph-properties style:writing-mode="lr-tb"/>
    </style:style>
    <style:style style:name="gr14" style:family="graphic" style:parent-style-name="standard">
      <style:graphic-properties draw:stroke="solid" svg:stroke-color="#000000" draw:fill="solid" draw:fill-color="#ffd7d7" draw:textarea-horizontal-align="left" draw:auto-grow-height="true" draw:auto-grow-width="false" fo:min-height="0.543cm" fo:min-width="0cm"/>
      <style:paragraph-properties style:writing-mode="lr-tb"/>
    </style:style>
    <style:style style:name="gr15" style:family="graphic" style:parent-style-name="standard">
      <style:graphic-properties draw:stroke="solid" svg:stroke-color="#000000" draw:fill="solid" draw:fill-color="#dde8cb" draw:textarea-horizontal-align="left" draw:auto-grow-height="true" draw:auto-grow-width="false" fo:min-height="0.543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3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269cm"/>
      <style:paragraph-properties style:writing-mode="lr-tb"/>
    </style:style>
    <style:style style:name="gr19" style:family="graphic" style:parent-style-name="standard">
      <style:graphic-properties svg:stroke-color="#000000" draw:fill-color="#dde8cb" draw:textarea-horizontal-align="justify" draw:textarea-vertical-align="middle" draw:auto-grow-height="false" fo:min-height="2.473cm" fo:min-width="12.4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7.199cm"/>
      <style:paragraph-properties style:writing-mode="lr-tb"/>
    </style:style>
    <style:style style:name="gr21" style:family="graphic">
      <style:graphic-properties style:protect="size"/>
    </style:style>
    <style:style style:name="gr22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9cm" fo:min-width="0cm"/>
      <style:paragraph-properties style:writing-mode="lr-tb"/>
    </style:style>
    <style:style style:name="gr24" style:family="graphic" style:parent-style-name="standard">
      <style:graphic-properties draw:stroke="none" draw:fill="none" fo:min-height="0.603cm"/>
      <style:paragraph-properties style:writing-mode="lr-tb"/>
    </style:style>
    <style:style style:name="gr25" style:family="graphic" style:parent-style-name="standard">
      <style:graphic-properties draw:stroke="solid" svg:stroke-width="0.051cm" svg:stroke-color="#000000" draw:marker-start-width="0.279cm" draw:marker-end-width="0.279cm" draw:fill="solid" draw:fill-color="#dddddd" draw:textarea-horizontal-align="left" draw:auto-grow-height="true" draw:auto-grow-width="false" fo:min-height="0.624cm" fo:min-width="0cm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>
      <style:graphic-properties draw:stroke="solid" svg:stroke-width="0.051cm" svg:stroke-color="#000000" draw:marker-start-width="0.279cm" draw:marker-end-width="0.279cm" draw:fill="solid" draw:fill-color="#dddddd" draw:textarea-horizontal-align="left" draw:auto-grow-height="true" draw:auto-grow-width="false" fo:min-height="0.622cm" fo:min-width="0cm" fo:padding-top="0.15cm" fo:padding-bottom="0.15cm" fo:padding-left="0.275cm" fo:padding-right="0.275cm"/>
      <style:paragraph-properties style:writing-mode="lr-tb"/>
    </style:style>
    <style:style style:name="gr27" style:family="graphic" style:parent-style-name="standard">
      <style:graphic-properties draw:stroke="solid" svg:stroke-width="0.051cm" svg:stroke-color="#000000" draw:marker-start-width="0.279cm" draw:marker-end-width="0.279cm" draw:fill="solid" draw:fill-color="#dddddd" draw:textarea-horizontal-align="left" draw:auto-grow-height="true" draw:auto-grow-width="false" fo:min-height="0.475cm" fo:min-width="0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draw:stroke="solid" svg:stroke-width="0.051cm" svg:stroke-color="#000000" draw:marker-start-width="0.279cm" draw:marker-end-width="0.279cm" draw:fill="solid" draw:fill-color="#dddddd" draw:textarea-horizontal-align="left" draw:auto-grow-height="true" draw:auto-grow-width="false" fo:min-height="0.475cm" fo:min-width="0cm" fo:padding-top="0.15cm" fo:padding-bottom="0.15cm" fo:padding-left="0.275cm" fo:padding-right="0.275cm"/>
      <style:paragraph-properties style:writing-mode="lr-tb"/>
    </style:style>
    <style:style style:name="gr29" style:family="graphic" style:parent-style-name="standard">
      <style:graphic-properties draw:stroke="none" draw:fill="none" fo:min-height="0.475cm"/>
      <style:paragraph-properties style:writing-mode="lr-tb"/>
    </style:style>
    <style:style style:name="gr30" style:family="graphic" style:parent-style-name="standard">
      <style:graphic-properties draw:stroke="solid" svg:stroke-color="#000000" draw:fill="solid" draw:fill-color="#5983b0" draw:textarea-horizontal-align="left" draw:auto-grow-height="true" draw:auto-grow-width="false" fo:min-height="0.543cm" fo:min-width="0cm"/>
      <style:paragraph-properties style:writing-mode="lr-tb"/>
    </style:style>
    <style:style style:name="gr31" style:family="graphic" style:parent-style-name="standard">
      <style:graphic-properties draw:stroke="solid" svg:stroke-color="#000000" draw:fill="solid" draw:fill-color="#81aca6" draw:textarea-horizontal-align="left" draw:auto-grow-height="true" draw:auto-grow-width="false" fo:min-height="0.543cm" fo:min-width="0cm"/>
      <style:paragraph-properties style:writing-mode="lr-tb"/>
    </style:style>
    <style:style style:name="gr32" style:family="graphic" style:parent-style-name="standard">
      <style:graphic-properties draw:stroke="solid" svg:stroke-color="#000000" draw:fill="solid" draw:fill-color="#ffe994" draw:textarea-horizontal-align="left" draw:auto-grow-height="true" draw:auto-grow-width="false" fo:min-height="0.543cm" fo:min-width="0cm"/>
      <style:paragraph-properties style:writing-mode="lr-tb"/>
    </style:style>
    <style:style style:name="gr33" style:family="graphic" style:parent-style-name="standard">
      <style:graphic-properties draw:stroke="solid" svg:stroke-color="#000000" draw:fill="solid" draw:fill-color="#ff860d" draw:textarea-horizontal-align="left" draw:auto-grow-height="true" draw:auto-grow-width="false" fo:min-height="0.543cm" fo:min-width="0cm"/>
      <style:paragraph-properties style:writing-mode="lr-tb"/>
    </style:style>
    <style:style style:name="gr34" style:family="graphic" style:parent-style-name="standard">
      <style:graphic-properties svg:stroke-color="#000000" draw:fill-color="#ff860d" draw:textarea-horizontal-align="justify" draw:textarea-vertical-align="middle" draw:auto-grow-height="false" fo:min-height="0.131cm" fo:min-width="0cm"/>
    </style:style>
    <style:style style:name="gr35" style:family="graphic" style:parent-style-name="standard">
      <style:graphic-properties svg:stroke-color="#000000" draw:fill-color="#81aca6" draw:textarea-horizontal-align="justify" draw:textarea-vertical-align="middle" draw:auto-grow-height="false" fo:min-height="0.131cm" fo:min-width="0cm"/>
    </style:style>
    <style:style style:name="gr36" style:family="graphic" style:parent-style-name="standard">
      <style:graphic-properties svg:stroke-color="#000000" draw:fill-color="#ffe994" draw:textarea-horizontal-align="justify" draw:textarea-vertical-align="middle" draw:auto-grow-height="false" fo:min-height="0.131cm" fo:min-width="0cm"/>
    </style:style>
    <style:style style:name="gr37" style:family="graphic" style:parent-style-name="standard">
      <style:graphic-properties svg:stroke-color="#000000" draw:fill-color="#5983b0" draw:textarea-horizontal-align="justify" draw:textarea-vertical-align="middle" draw:auto-grow-height="false" fo:min-height="0.131cm" fo:min-width="0cm"/>
    </style:style>
    <style:style style:name="gr38" style:family="graphic" style:parent-style-name="standard">
      <style:graphic-properties svg:stroke-color="#000000" draw:fill-color="#b4c7dc" draw:textarea-horizontal-align="justify" draw:textarea-vertical-align="middle" draw:auto-grow-height="false" fo:min-height="0.131cm" fo:min-width="0cm"/>
    </style:style>
    <style:style style:name="gr39" style:family="graphic" style:parent-style-name="standard">
      <style:graphic-properties draw:stroke="solid" svg:stroke-color="#000000" draw:fill="solid" draw:fill-color="#b4c7dc" draw:textarea-horizontal-align="left" draw:auto-grow-height="true" draw:auto-grow-width="false" fo:min-height="0.543cm" fo:min-width="0cm"/>
      <style:paragraph-properties style:writing-mode="lr-tb"/>
    </style:style>
    <style:style style:name="gr40" style:family="graphic" style:parent-style-name="standard">
      <style:graphic-properties draw:stroke="solid" svg:stroke-color="#000000" draw:fill="solid" draw:fill-color="#ffaa95" draw:textarea-horizontal-align="left" draw:auto-grow-height="true" draw:auto-grow-width="false" fo:min-height="0.543cm" fo:min-width="0cm"/>
      <style:paragraph-properties style:writing-mode="lr-tb"/>
    </style:style>
    <style:style style:name="gr41" style:family="graphic" style:parent-style-name="standard">
      <style:graphic-properties svg:stroke-color="#000000" draw:fill-color="#ffaa95" draw:textarea-horizontal-align="justify" draw:textarea-vertical-align="middle" draw:auto-grow-height="false" fo:min-height="0.131cm" fo:min-width="0cm"/>
    </style:style>
    <style:style style:name="gr42" style:family="graphic" style:parent-style-name="standard">
      <style:graphic-properties svg:stroke-color="#000000" draw:fill-color="#dde8cb" draw:textarea-horizontal-align="justify" draw:textarea-vertical-align="middle" draw:auto-grow-height="false" fo:min-height="0.131cm" fo:min-width="0cm"/>
    </style:style>
    <style:style style:name="pr1" style:family="presentation" style:parent-style-name="Per_20_defecte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d8ce"/>
      <style:paragraph-properties fo:text-align="center"/>
    </style:style>
    <style:style style:name="P9" style:family="paragraph">
      <loext:graphic-properties draw:fill="solid" draw:fill-color="#eeeeee"/>
      <style:paragraph-properties style:writing-mode="lr-tb"/>
    </style:style>
    <style:style style:name="P10" style:family="paragraph">
      <loext:graphic-properties draw:fill="solid" draw:fill-color="#ffd7d7"/>
      <style:paragraph-properties style:writing-mode="lr-tb"/>
    </style:style>
    <style:style style:name="P11" style:family="paragraph">
      <loext:graphic-properties draw:fill="solid" draw:fill-color="#dde8cb"/>
      <style:paragraph-properties style:writing-mode="lr-tb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Open Sans Semibold"/>
    </style:style>
    <style:style style:name="P13" style:family="paragraph">
      <loext:graphic-properties draw:fill-color="#dde8cb"/>
      <style:paragraph-properties fo:text-align="center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solid" draw:fill-color="#dddddd"/>
      <style:paragraph-properties style:writing-mode="lr-tb"/>
    </style:style>
    <style:style style:name="P17" style:family="paragraph">
      <style:paragraph-properties fo:text-align="center">
        <style:tab-stops/>
      </style:paragraph-properties>
    </style:style>
    <style:style style:name="P18" style:family="paragraph">
      <loext:graphic-properties draw:fill="solid" draw:fill-color="#5983b0"/>
      <style:paragraph-properties fo:text-align="center" style:writing-mode="lr-tb">
        <style:tab-stops/>
      </style:paragraph-properties>
    </style:style>
    <style:style style:name="P19" style:family="paragraph">
      <loext:graphic-properties draw:fill="solid" draw:fill-color="#81aca6"/>
      <style:paragraph-properties fo:text-align="center" style:writing-mode="lr-tb">
        <style:tab-stops/>
      </style:paragraph-properties>
    </style:style>
    <style:style style:name="P20" style:family="paragraph">
      <loext:graphic-properties draw:fill="solid" draw:fill-color="#ffe994"/>
      <style:paragraph-properties fo:text-align="center" style:writing-mode="lr-tb">
        <style:tab-stops/>
      </style:paragraph-properties>
    </style:style>
    <style:style style:name="P21" style:family="paragraph">
      <loext:graphic-properties draw:fill="solid" draw:fill-color="#ff860d"/>
      <style:paragraph-properties fo:text-align="center" style:writing-mode="lr-tb">
        <style:tab-stops/>
      </style:paragraph-properties>
    </style:style>
    <style:style style:name="P22" style:family="paragraph">
      <loext:graphic-properties draw:fill-color="#ff860d"/>
      <style:paragraph-properties fo:text-align="center"/>
    </style:style>
    <style:style style:name="P23" style:family="paragraph">
      <loext:graphic-properties draw:fill-color="#81aca6"/>
      <style:paragraph-properties fo:text-align="center"/>
    </style:style>
    <style:style style:name="P24" style:family="paragraph">
      <loext:graphic-properties draw:fill-color="#ffe994"/>
      <style:paragraph-properties fo:text-align="center"/>
    </style:style>
    <style:style style:name="P25" style:family="paragraph">
      <loext:graphic-properties draw:fill-color="#5983b0"/>
      <style:paragraph-properties fo:text-align="center"/>
    </style:style>
    <style:style style:name="P26" style:family="paragraph">
      <loext:graphic-properties draw:fill-color="#b4c7dc"/>
      <style:paragraph-properties fo:text-align="center"/>
    </style:style>
    <style:style style:name="P27" style:family="paragraph">
      <loext:graphic-properties draw:fill="solid" draw:fill-color="#b4c7dc"/>
      <style:paragraph-properties fo:text-align="center" style:writing-mode="lr-tb">
        <style:tab-stops/>
      </style:paragraph-properties>
    </style:style>
    <style:style style:name="P28" style:family="paragraph">
      <loext:graphic-properties draw:fill="solid" draw:fill-color="#ffaa95"/>
      <style:paragraph-properties fo:text-align="center" style:writing-mode="lr-tb">
        <style:tab-stops/>
      </style:paragraph-properties>
    </style:style>
    <style:style style:name="P29" style:family="paragraph">
      <loext:graphic-properties draw:fill="solid" draw:fill-color="#dde8cb"/>
      <style:paragraph-properties fo:text-align="center" style:writing-mode="lr-tb">
        <style:tab-stops/>
      </style:paragraph-properties>
    </style:style>
    <style:style style:name="P30" style:family="paragraph">
      <loext:graphic-properties draw:fill-color="#ffaa95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Open Sans Semibold" fo:font-size="16pt" style:font-size-asian="16pt" style:font-size-complex="16pt"/>
    </style:style>
    <style:style style:name="T7" style:family="text">
      <style:text-properties style:font-name="Open Sans Semibold" fo:font-size="13pt" style:font-size-asian="13pt" style:font-size-complex="13pt"/>
    </style:style>
    <style:style style:name="T8" style:family="text">
      <style:text-properties fo:font-size="12pt" fo:font-style="normal" style:font-size-asian="12pt" style:font-style-asian="normal" style:font-size-complex="12pt" style:font-style-complex="normal"/>
    </style:style>
    <style:style style:name="T9" style:family="text">
      <style:text-properties fo:font-size="9pt" fo:font-style="normal" style:font-size-asian="9pt" style:font-style-asian="normal" style:font-size-complex="9pt" style:font-style-complex="normal"/>
    </style:style>
    <style:style style:name="T10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custom-shape draw:style-name="gr1" draw:text-style-name="P1" draw:layer="layout" svg:width="13.081cm" svg:height="9.825cm" svg:x="2.102cm" svg:y="3.7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93.312597200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442cm" svg:height="0.806cm" svg:x="2.07cm" svg:y="2.831cm">
          <draw:text-box>
            <text:p><text:span text:style-name="T1">Water balance (daily)</text:span></text:p>
          </draw:text-box>
        </draw:frame>
        <draw:frame draw:style-name="gr3" draw:text-style-name="P4" xml:id="id1" draw:id="id1" draw:layer="layout" svg:width="6.001cm" svg:height="2.147cm" svg:x="5.254cm" svg:y="4.014cm">
          <draw:text-box>
            <text:p text:style-name="P3"><text:span text:style-name="T2">Rainfall interception</text:span></text:p>
            <text:p text:style-name="P3"><text:span text:style-name="T2">Snow accumulation and melt</text:span></text:p>
            <text:p text:style-name="P3"><text:span text:style-name="T2">Infiltration and percolation</text:span></text:p>
            <text:p text:style-name="P3"><text:span text:style-name="T2">Evaporation from soil surface</text:span></text:p>
          </draw:text-box>
        </draw:frame>
        <draw:frame draw:style-name="gr4" draw:text-style-name="P4" draw:layer="layout" svg:width="4.816cm" svg:height="2.621cm" svg:x="3.021cm" svg:y="8.967cm">
          <draw:text-box>
            <text:p text:style-name="P3"><text:span text:style-name="T2">Radiation extinction</text:span></text:p>
            <text:p text:style-name="P3"><text:span text:style-name="T2">Plant transpiration </text:span></text:p>
            <text:p text:style-name="P3"><text:span text:style-name="T2">Plant phosynthesis</text:span></text:p>
            <text:p text:style-name="P3"><text:span text:style-name="T2">Stem cavitation</text:span></text:p>
            <text:p text:style-name="P3"><text:span text:style-name="T2">Hydraulic redistribution</text:span></text:p>
          </draw:text-box>
        </draw:frame>
        <draw:frame draw:style-name="gr5" draw:text-style-name="P5" xml:id="id2" draw:id="id2" draw:layer="layout" svg:width="4.46cm" svg:height="0.806cm" svg:x="2.786cm" svg:y="8.077cm">
          <draw:text-box>
            <text:p><text:span text:style-name="T3">Basic sub-model</text:span></text:p>
          </draw:text-box>
        </draw:frame>
        <draw:connector draw:style-name="gr6" draw:text-style-name="P6" draw:layer="layout" draw:type="curve" svg:x1="8.254cm" svg:y1="6.161cm" svg:x2="5.016cm" svg:y2="8.077cm" draw:start-shape="id1" draw:start-glue-point="2" draw:end-shape="id2" draw:end-glue-point="0" svg:d="M8254 6161c0 1437-3238 479-3238 1916" svg:viewBox="0 0 3239 1917">
          <text:p/>
        </draw:connector>
        <draw:frame draw:style-name="gr7" draw:text-style-name="P5" xml:id="id3" draw:id="id3" draw:layer="layout" svg:width="5.497cm" svg:height="0.806cm" svg:x="8.995cm" svg:y="8.066cm">
          <draw:text-box>
            <text:p><text:span text:style-name="T3">Advanced sub-model</text:span></text:p>
          </draw:text-box>
        </draw:frame>
        <draw:frame draw:style-name="gr8" draw:text-style-name="P4" xml:id="id4" draw:id="id4" draw:layer="layout" svg:width="4.826cm" svg:height="3.569cm" svg:x="9.884cm" svg:y="9.416cm">
          <draw:text-box>
            <text:p text:style-name="P3"><text:span text:style-name="T2">Radiation balance</text:span></text:p>
            <text:p text:style-name="P3"><text:span text:style-name="T2">Energy balance</text:span></text:p>
            <text:p text:style-name="P3"><text:span text:style-name="T2">Plant hydraulics</text:span></text:p>
            <text:p text:style-name="P3"><text:span text:style-name="T2">Stomatal regulation</text:span></text:p>
            <text:p text:style-name="P3"><text:span text:style-name="T2">Leaf photosynthesis</text:span></text:p>
            <text:p text:style-name="P3"><text:span text:style-name="T2">Stem cavitation</text:span></text:p>
            <text:p text:style-name="P3"><text:span text:style-name="T2">Hydraulic redistribution</text:span></text:p>
          </draw:text-box>
        </draw:frame>
        <draw:connector draw:style-name="gr6" draw:text-style-name="P6" draw:layer="layout" draw:type="curve" svg:x1="8.254cm" svg:y1="6.161cm" svg:x2="11.743cm" svg:y2="8.066cm" draw:start-shape="id1" draw:start-glue-point="2" draw:end-shape="id3" draw:end-glue-point="0" svg:d="M8254 6161c0 1429 3489 477 3489 1905" svg:viewBox="0 0 3490 1906">
          <text:p/>
        </draw:connector>
        <draw:frame draw:style-name="gr9" draw:text-style-name="P2" draw:layer="layout" svg:width="13.93cm" svg:height="0.806cm" svg:x="2.102cm" svg:y="13.862cm">
          <draw:text-box>
            <text:p><text:span text:style-name="T1">Carbon balance, growth/senescence and mortality (daily)</text:span></text:p>
          </draw:text-box>
        </draw:frame>
        <draw:frame draw:style-name="gr10" draw:text-style-name="P7" draw:layer="layout" svg:width="2.631cm" svg:height="0.889cm" draw:transform="rotate (1.5685273987673) translate (8.533cm 12.094cm)">
          <draw:text-box>
            <text:p><text:span text:style-name="T4">Sub-daily</text:span></text:p>
          </draw:text-box>
        </draw:frame>
        <draw:connector draw:style-name="gr6" draw:text-style-name="P6" draw:layer="layout" draw:type="curve" svg:x1="12.297cm" svg:y1="12.985cm" svg:x2="12.297cm" svg:y2="9.416cm" draw:start-shape="id4" draw:start-glue-point="2" draw:end-shape="id4" draw:end-glue-point="0" svg:d="M12297 12985c0 750-2913 501-2913-1784 0-2284 2913-2535 2913-1785" svg:viewBox="0 0 2914 4328">
          <text:p/>
        </draw:connector>
        <draw:custom-shape draw:style-name="gr11" draw:text-style-name="P8" draw:layer="layout" svg:width="13.081cm" svg:height="4.283cm" svg:x="2.102cm" svg:y="14.751cm">
          <text:p/>
          <draw:enhanced-geometry svg:viewBox="0 0 21600 21600" draw:path-stretchpoint-x="10800" draw:path-stretchpoint-y="10800" draw:text-areas="?f3 ?f4 ?f5 ?f6" draw:type="round-rectangle" draw:modifiers="1293.312597200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4" draw:layer="layout" svg:width="7.957cm" svg:height="4.043cm" svg:x="5.15cm" svg:y="14.778cm">
          <draw:text-box>
            <text:p text:style-name="P3"><text:span text:style-name="T2">Autotrophic (maintenance) respiration</text:span></text:p>
            <text:p text:style-name="P3"><text:span text:style-name="T2">Growth respiration</text:span></text:p>
            <text:p text:style-name="P3"><text:span text:style-name="T2">Carbon translocation and storage</text:span></text:p>
            <text:p text:style-name="P3"><text:span text:style-name="T2">Root exudation</text:span></text:p>
            <text:p text:style-name="P3"><text:span text:style-name="T2">Tissue formation and senescence</text:span></text:p>
            <text:p text:style-name="P3"><text:span text:style-name="T2">Plant size update</text:span></text:p>
            <text:p text:style-name="P3"><text:span text:style-name="T2">Mortality (basal, starvation, dessication)</text:span></text:p>
            <text:p text:style-name="P3"><text:span text:style-name="T2">Fire behaviour and severity</text:span></text:p>
          </draw:text-box>
        </draw:frame>
        <draw:frame draw:style-name="gr13" draw:text-style-name="P9" draw:layer="layout" svg:width="10.332cm" svg:height="0.793cm" draw:transform="rotate (-1.57655591332648) translate (17.04cm 3.243cm)">
          <draw:text-box>
            <text:p><text:span text:style-name="T2"><text:s/></text:span><text:span text:style-name="T5">spwb</text:span></text:p>
          </draw:text-box>
        </draw:frame>
        <draw:frame draw:style-name="gr14" draw:text-style-name="P10" draw:layer="layout" svg:width="15.795cm" svg:height="0.793cm" draw:transform="rotate (-1.57655591332648) translate (18.09cm 3.241cm)">
          <draw:text-box>
            <text:p><text:span text:style-name="T2"><text:s/></text:span><text:span text:style-name="T5">growth</text:span></text:p>
          </draw:text-box>
        </draw:frame>
        <draw:frame draw:style-name="gr15" draw:text-style-name="P11" draw:layer="layout" svg:width="19.732cm" svg:height="0.793cm" draw:transform="rotate (-1.57655591332648) translate (19.133cm 3.242cm)">
          <draw:text-box>
            <text:p><text:span text:style-name="T2"><text:s/></text:span><text:span text:style-name="T5">fordyn</text:span></text:p>
          </draw:text-box>
        </draw:frame>
        <draw:frame draw:style-name="gr16" draw:text-style-name="P12" draw:layer="layout" svg:width="3.302cm" svg:height="1.783cm" svg:x="16.059cm" svg:y="1.389cm">
          <draw:text-box>
            <text:p text:style-name="P3"><text:span text:style-name="T6">User-level functions</text:span></text:p>
          </draw:text-box>
        </draw:frame>
        <draw:frame draw:style-name="gr17" draw:text-style-name="P12" draw:layer="layout" svg:width="3.302cm" svg:height="1.017cm" svg:x="2.043cm" svg:y="1.662cm">
          <draw:text-box>
            <text:p text:style-name="P3"><text:span text:style-name="T6">Processes</text:span></text:p>
          </draw:text-box>
        </draw:frame>
        <draw:frame draw:style-name="gr18" draw:text-style-name="P2" draw:layer="layout" svg:width="9.769cm" svg:height="0.806cm" svg:x="2.102cm" svg:y="19.262cm">
          <draw:text-box>
            <text:p><text:span text:style-name="T1">Regeneration and management (yearly)</text:span></text:p>
          </draw:text-box>
        </draw:frame>
        <draw:custom-shape draw:style-name="gr19" draw:text-style-name="P13" draw:layer="layout" svg:width="13.081cm" svg:height="2.821cm" svg:x="2.143cm" svg:y="20.15cm">
          <text:p/>
          <draw:enhanced-geometry svg:viewBox="0 0 21600 21600" draw:path-stretchpoint-x="10800" draw:path-stretchpoint-y="10800" draw:text-areas="?f3 ?f4 ?f5 ?f6" draw:type="round-rectangle" draw:modifiers="1293.312597200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4" draw:layer="layout" svg:width="7.699cm" svg:height="2.621cm" svg:x="5.142cm" svg:y="20.204cm">
          <draw:text-box>
            <text:p text:style-name="P3"><text:span text:style-name="T2">Seed production</text:span></text:p>
            <text:p text:style-name="P3"><text:span text:style-name="T2">Seed bank dynamics</text:span></text:p>
            <text:p text:style-name="P3"><text:span text:style-name="T2">Recruitment from seeds</text:span></text:p>
            <text:p text:style-name="P3"><text:span text:style-name="T2">Resprouting</text:span></text:p>
            <text:p text:style-name="P3"><text:span text:style-name="T2">Management prescriptions and effects</text:span></text:p>
          </draw:text-box>
        </draw:frame>
        <presentation:notes draw:style-name="dp2">
          <draw:page-thumbnail draw:style-name="gr21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er_20_defecte">
        <draw:line draw:style-name="gr22" draw:text-style-name="P6" draw:layer="layout" svg:x1="1.869cm" svg:y1="4.149cm" svg:x2="1.889cm" svg:y2="16.748cm">
          <text:p/>
        </draw:line>
        <draw:line draw:style-name="gr22" draw:text-style-name="P6" draw:layer="layout" svg:x1="15.869cm" svg:y1="4.15cm" svg:x2="15.859cm" svg:y2="16.748cm">
          <text:p/>
        </draw:line>
        <draw:line draw:style-name="gr22" draw:text-style-name="P6" draw:layer="layout" svg:x1="6.969cm" svg:y1="4.148cm" svg:x2="6.969cm" svg:y2="16.748cm">
          <text:p/>
        </draw:line>
        <draw:line draw:style-name="gr22" draw:text-style-name="P6" draw:layer="layout" svg:x1="10.769cm" svg:y1="4.149cm" svg:x2="10.779cm" svg:y2="16.748cm">
          <text:p/>
        </draw:line>
        <draw:frame draw:style-name="gr23" draw:text-style-name="P12" draw:layer="layout" svg:width="4.953cm" svg:height="1.589cm" svg:x="2.016cm" svg:y="9.319cm">
          <draw:text-box>
            <text:p text:style-name="P3"><text:span text:style-name="T7">Available processes</text:span></text:p>
          </draw:text-box>
        </draw:frame>
        <draw:frame draw:style-name="gr16" draw:text-style-name="P12" draw:layer="layout" svg:width="4.953cm" svg:height="1.783cm" svg:x="2.016cm" svg:y="4.891cm">
          <draw:text-box>
            <text:p text:style-name="P3"><text:span text:style-name="T7">User-level functions</text:span></text:p>
          </draw:text-box>
        </draw:frame>
        <draw:frame draw:style-name="gr24" draw:text-style-name="P15" draw:layer="layout" svg:width="3.302cm" svg:height="0.853cm" svg:x="2.016cm" svg:y="7.75cm">
          <draw:text-box>
            <text:p><text:span text:style-name="T5">fordyn_spatial</text:span></text:p>
          </draw:text-box>
        </draw:frame>
        <draw:frame draw:style-name="gr25" draw:text-style-name="P16" draw:layer="layout" svg:width="5.08cm" svg:height="0.924cm" draw:transform="rotate (0.000698131700797732) translate (1.889cm 3.267cm)">
          <draw:text-box>
            <text:p><text:span text:style-name="T2"><text:s/></text:span><text:span text:style-name="T8">Uncoupled simulation</text:span></text:p>
          </draw:text-box>
        </draw:frame>
        <draw:frame draw:style-name="gr26" draw:text-style-name="P16" draw:layer="layout" svg:width="8.89cm" svg:height="0.922cm" draw:transform="rotate (0.000698131700797732) translate (6.969cm 3.266cm)">
          <draw:text-box>
            <text:p><text:span text:style-name="T2"><text:s/></text:span><text:span text:style-name="T2">C</text:span><text:span text:style-name="T8">oupled simulation</text:span></text:p>
          </draw:text-box>
        </draw:frame>
        <draw:frame draw:style-name="gr27" draw:text-style-name="P16" draw:layer="layout" svg:width="8.89cm" svg:height="0.777cm" draw:transform="rotate (0.000872664625997165) translate (1.889cm 4.179cm)">
          <draw:text-box>
            <text:p><text:span text:style-name="T8">Point locations</text:span></text:p>
          </draw:text-box>
        </draw:frame>
        <draw:frame draw:style-name="gr28" draw:text-style-name="P16" draw:layer="layout" svg:width="5.08cm" svg:height="0.775cm" draw:transform="rotate (0.000872664625997165) translate (10.779cm 4.177cm)">
          <draw:text-box>
            <text:p><text:span text:style-name="T8">Gridded landscapes</text:span></text:p>
          </draw:text-box>
        </draw:frame>
        <draw:frame draw:style-name="gr29" draw:text-style-name="P15" draw:layer="layout" svg:width="3.563cm" svg:height="0.725cm" svg:x="7.116cm" svg:y="7.751cm">
          <draw:text-box>
            <text:p><text:span text:style-name="T5">fordyn_scenario</text:span></text:p>
          </draw:text-box>
        </draw:frame>
        <draw:frame draw:style-name="gr24" draw:text-style-name="P15" draw:layer="layout" svg:width="3.302cm" svg:height="0.853cm" svg:x="11.317cm" svg:y="7.751cm">
          <draw:text-box>
            <text:p><text:span text:style-name="T5">fordyn_land</text:span></text:p>
          </draw:text-box>
        </draw:frame>
        <draw:frame draw:style-name="gr30" draw:text-style-name="P18" draw:layer="layout" svg:width="5.08cm" svg:height="0.793cm" draw:transform="rotate (0.000872664625997165) translate (10.779cm 13.044cm)">
          <draw:text-box>
            <text:p text:style-name="P17"><text:span text:style-name="T2"><text:s/></text:span><text:span text:style-name="T9">Watershed hydrology</text:span></text:p>
          </draw:text-box>
        </draw:frame>
        <draw:frame draw:style-name="gr31" draw:text-style-name="P19" draw:layer="layout" svg:width="3.81cm" svg:height="0.793cm" draw:transform="rotate (0.000872664625997165) translate (6.969cm 13.983cm)">
          <draw:text-box>
            <text:p text:style-name="P17"><text:span text:style-name="T2"><text:s/></text:span><text:span text:style-name="T9">Management regime</text:span></text:p>
          </draw:text-box>
        </draw:frame>
        <draw:frame draw:style-name="gr32" draw:text-style-name="P20" draw:layer="layout" svg:width="8.891cm" svg:height="0.793cm" draw:transform="rotate (0.000872664625997165) translate (6.968cm 14.979cm)">
          <draw:text-box>
            <text:p text:style-name="P17"><text:span text:style-name="T2"><text:s/></text:span><text:span text:style-name="T9">Seed dispersal</text:span></text:p>
          </draw:text-box>
        </draw:frame>
        <draw:frame draw:style-name="gr33" draw:text-style-name="P21" draw:layer="layout" svg:width="8.89cm" svg:height="0.793cm" draw:transform="rotate (0.000872664625997165) translate (1.889cm 15.984cm)">
          <draw:text-box>
            <text:p text:style-name="P17"><text:span text:style-name="T2"><text:s/></text:span><text:span text:style-name="T9">Fire regime (imposed)</text:span></text:p>
          </draw:text-box>
        </draw:frame>
        <draw:frame draw:style-name="gr24" draw:text-style-name="P15" draw:layer="layout" svg:width="3.302cm" svg:height="0.853cm" svg:x="2.016cm" svg:y="5.551cm">
          <draw:text-box>
            <text:p><text:span text:style-name="T5">spwb_spatial</text:span></text:p>
          </draw:text-box>
        </draw:frame>
        <draw:frame draw:style-name="gr24" draw:text-style-name="P15" draw:layer="layout" svg:width="3.302cm" svg:height="0.853cm" svg:x="11.316cm" svg:y="5.552cm">
          <draw:text-box>
            <text:p><text:span text:style-name="T5">spwb_land</text:span></text:p>
          </draw:text-box>
        </draw:frame>
        <draw:frame draw:style-name="gr24" draw:text-style-name="P15" draw:layer="layout" svg:width="3.302cm" svg:height="0.853cm" svg:x="2.016cm" svg:y="6.651cm">
          <draw:text-box>
            <text:p><text:span text:style-name="T5">growth_spatial</text:span></text:p>
          </draw:text-box>
        </draw:frame>
        <draw:frame draw:style-name="gr24" draw:text-style-name="P15" draw:layer="layout" svg:width="3.302cm" svg:height="0.853cm" svg:x="11.316cm" svg:y="6.652cm">
          <draw:text-box>
            <text:p><text:span text:style-name="T5">growth_land</text:span></text:p>
          </draw:text-box>
        </draw:frame>
        <draw:custom-shape draw:style-name="gr34" draw:text-style-name="P22" draw:layer="layout" svg:width="0.381cm" svg:height="0.381cm" svg:x="3.818cm" svg:y="8.38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381cm" svg:height="0.381cm" svg:x="8.918cm" svg:y="8.38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0.381cm" svg:height="0.381cm" svg:x="9.918cm" svg:y="8.38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381cm" svg:height="0.381cm" svg:x="9.418cm" svg:y="8.38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381cm" svg:height="0.381cm" svg:x="13.618cm" svg:y="8.38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5" draw:layer="layout" svg:width="0.381cm" svg:height="0.381cm" svg:x="13.118cm" svg:y="8.38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5" draw:layer="layout" svg:width="0.381cm" svg:height="0.381cm" svg:x="12.618cm" svg:y="7.28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0.381cm" svg:height="0.381cm" svg:x="11.618cm" svg:y="6.185cm">
          <text:p/>
          <draw:enhanced-geometry svg:viewBox="0 0 21600 21600" draw:type="rectangle" draw:enhanced-path="M 0 0 L 21600 0 21600 21600 0 21600 0 0 Z N"/>
        </draw:custom-shape>
        <draw:frame draw:style-name="gr39" draw:text-style-name="P27" draw:layer="layout" svg:width="13.971cm" svg:height="0.793cm" draw:transform="rotate (0.000872664625997165) translate (1.889cm 10.153cm)">
          <draw:text-box>
            <text:p text:style-name="P17"><text:span text:style-name="T10"><text:s/></text:span><text:span text:style-name="T10">W</text:span><text:span text:style-name="T9">ater balance (local)</text:span></text:p>
          </draw:text-box>
        </draw:frame>
        <draw:custom-shape draw:style-name="gr37" draw:text-style-name="P25" draw:layer="layout" svg:width="0.381cm" svg:height="0.381cm" svg:x="12.118cm" svg:y="6.18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0.381cm" svg:height="0.381cm" svg:x="11.618cm" svg:y="7.28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0.381cm" svg:height="0.381cm" svg:x="11.618cm" svg:y="8.38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0.381cm" svg:height="0.381cm" svg:x="2.318cm" svg:y="6.18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0.381cm" svg:height="0.381cm" svg:x="2.318cm" svg:y="7.28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0.381cm" svg:height="0.381cm" svg:x="2.318cm" svg:y="8.38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0.381cm" svg:height="0.381cm" svg:x="7.418cm" svg:y="8.385cm">
          <text:p/>
          <draw:enhanced-geometry svg:viewBox="0 0 21600 21600" draw:type="rectangle" draw:enhanced-path="M 0 0 L 21600 0 21600 21600 0 21600 0 0 Z N"/>
        </draw:custom-shape>
        <draw:frame draw:style-name="gr40" draw:text-style-name="P28" draw:layer="layout" svg:width="13.97cm" svg:height="0.793cm" draw:transform="rotate (0.000872664625997165) translate (1.89cm 11.085cm)">
          <draw:text-box>
            <text:p text:style-name="P17"><text:span text:style-name="T2"><text:s/></text:span><text:span text:style-name="T9">Carbon balance, growth, senescence and mortality</text:span></text:p>
          </draw:text-box>
        </draw:frame>
        <draw:frame draw:style-name="gr15" draw:text-style-name="P29" draw:layer="layout" svg:width="13.97cm" svg:height="0.793cm" draw:transform="rotate (0.000872664625997165) translate (1.891cm 12.086cm)">
          <draw:text-box>
            <text:p text:style-name="P17"><text:span text:style-name="T2"><text:s/></text:span><text:span text:style-name="T9">Regeneration and management</text:span></text:p>
          </draw:text-box>
        </draw:frame>
        <draw:custom-shape draw:style-name="gr41" draw:text-style-name="P30" draw:layer="layout" svg:width="0.381cm" svg:height="0.381cm" svg:x="2.818cm" svg:y="7.28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381cm" svg:height="0.381cm" svg:x="2.818cm" svg:y="8.38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0.381cm" svg:height="0.381cm" svg:x="3.318cm" svg:y="8.38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381cm" svg:height="0.381cm" svg:x="7.918cm" svg:y="8.38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0.381cm" svg:height="0.381cm" svg:x="8.418cm" svg:y="8.38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381cm" svg:height="0.381cm" svg:x="12.118cm" svg:y="7.28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381cm" svg:height="0.381cm" svg:x="12.118cm" svg:y="8.38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0.381cm" svg:height="0.381cm" svg:x="12.618cm" svg:y="8.38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0.381cm" svg:height="0.381cm" svg:x="3.318cm" svg:y="7.2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1" draw:layer="layout" svg:width="18.624cm" svg:height="10.476cm" svg:x="1.482cm" svg:y="2.123cm" draw:page-number="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Semibold" svg:font-family="'Open Sans Semibold'" style:font-family-generic="swiss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false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4.486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17.63cm" svg:height="3.754cm" svg:x="1.979cm" svg:y="1.897cm" presentation:class="title" presentation:placeholder="true">
        <draw:text-box/>
      </draw:frame>
      <draw:frame presentation:style-name="Per_20_defecte-outline1" draw:layer="backgroundobjects" svg:width="17.63cm" svg:height="13.04cm" svg:x="1.979cm" svg:y="6.261cm" presentation:class="outline" presentation:placeholder="true">
        <draw:text-box/>
      </draw:frame>
      <presentation:notes style:page-layout-name="PM0">
        <draw:page-thumbnail presentation:style-name="Per_20_defecte-title" draw:layer="backgroundobjects" svg:width="18.624cm" svg:height="10.476cm" svg:x="1.482cm" svg:y="2.123cm" presentation:class="page"/>
        <draw:frame presentation:style-name="Per_20_defect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1T16:49:03.794418394</meta:creation-date>
    <dc:date>2023-08-31T10:16:20.481272248</dc:date>
    <meta:editing-duration>PT8H10M21S</meta:editing-duration>
    <meta:editing-cycles>52</meta:editing-cycles>
    <meta:generator>LibreOffice/7.3.7.2$Linux_X86_64 LibreOffice_project/30$Build-2</meta:generator>
    <meta:document-statistic meta:object-count="92"/>
  </office:meta>
</office:document-meta>
</file>